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fb4e" officeooo:paragraph-rsid="0004fb4e"/>
    </style:style>
    <style:style style:name="P2" style:family="paragraph" style:parent-style-name="Standard">
      <style:paragraph-properties fo:text-align="start" style:justify-single-word="false"/>
      <style:text-properties officeooo:rsid="0004fb4e" officeooo:paragraph-rsid="0009e57b"/>
    </style:style>
    <style:style style:name="P3" style:family="paragraph" style:parent-style-name="Standard">
      <style:text-properties style:text-underline-style="solid" style:text-underline-width="auto" style:text-underline-color="font-color" officeooo:rsid="0004fb4e" officeooo:paragraph-rsid="0004fb4e"/>
    </style:style>
    <style:style style:name="P4" style:family="paragraph" style:parent-style-name="Standard">
      <style:text-properties style:text-underline-style="solid" style:text-underline-width="auto" style:text-underline-color="font-color" officeooo:rsid="0004fb4e" officeooo:paragraph-rsid="001c363f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ced6" officeooo:paragraph-rsid="000aced6"/>
    </style:style>
    <style:style style:name="P6" style:family="paragraph" style:parent-style-name="Standard">
      <style:paragraph-properties fo:text-align="start" style:justify-single-word="false"/>
      <style:text-properties officeooo:paragraph-rsid="000822e1"/>
    </style:style>
    <style:style style:name="P7" style:family="paragraph" style:parent-style-name="Standard">
      <style:paragraph-properties fo:text-align="start" style:justify-single-word="false"/>
      <style:text-properties officeooo:paragraph-rsid="0017c7ea"/>
    </style:style>
    <style:style style:name="P8" style:family="paragraph" style:parent-style-name="Standard">
      <style:paragraph-properties fo:text-align="start" style:justify-single-word="false"/>
      <style:text-properties officeooo:paragraph-rsid="00207243"/>
    </style:style>
    <style:style style:name="P9" style:family="paragraph" style:parent-style-name="Standard">
      <style:paragraph-properties fo:text-align="start" style:justify-single-word="false"/>
      <style:text-properties officeooo:paragraph-rsid="00210694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098b1" officeooo:paragraph-rsid="001098b1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ae64d" officeooo:paragraph-rsid="000c3415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4fb4e" officeooo:paragraph-rsid="001c363f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officeooo:rsid="000aced6" officeooo:paragraph-rsid="000aced6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officeooo:rsid="000aced6" officeooo:paragraph-rsid="00207243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00ae64d" officeooo:paragraph-rsid="000c3415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officeooo:rsid="000ae64d" officeooo:paragraph-rsid="000d329d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officeooo:rsid="001098b1" officeooo:paragraph-rsid="001098b1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officeooo:rsid="0014310f" officeooo:paragraph-rsid="0014310f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officeooo:rsid="000d329d" officeooo:paragraph-rsid="000e7104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officeooo:rsid="000d329d" officeooo:paragraph-rsid="000d329d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officeooo:rsid="0017c7ea" officeooo:paragraph-rsid="0017c7ea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officeooo:rsid="0017c7ea" officeooo:paragraph-rsid="001dd963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officeooo:rsid="00196855" officeooo:paragraph-rsid="00196855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officeooo:rsid="00196855" officeooo:paragraph-rsid="001b5c45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officeooo:rsid="00196855" officeooo:paragraph-rsid="001c363f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officeooo:rsid="001a8607" officeooo:paragraph-rsid="001b5c45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officeooo:rsid="00210694" officeooo:paragraph-rsid="00210694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officeooo:rsid="00210694" officeooo:paragraph-rsid="00217eeb" style:font-style-asian="normal" style:font-style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.984cm"/>
        </style:tab-stops>
      </style:paragraph-properties>
      <style:text-properties fo:font-style="normal" style:text-underline-style="none" officeooo:rsid="00210694" officeooo:paragraph-rsid="00210694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officeooo:rsid="00237e8d" officeooo:paragraph-rsid="00237e8d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officeooo:rsid="00244a45" officeooo:paragraph-rsid="00244a45" style:font-style-asian="normal" style:font-style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1.984cm"/>
        </style:tab-stops>
      </style:paragraph-properties>
      <style:text-properties fo:font-style="normal" style:text-underline-style="none" officeooo:rsid="0026fb3d" officeooo:paragraph-rsid="0026fb3d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ize="24pt" fo:font-style="normal" style:text-underline-style="none" officeooo:rsid="0017c7ea" officeooo:paragraph-rsid="0017c7ea" style:font-size-asian="24pt" style:font-style-asian="normal" style:font-size-complex="24pt" style:font-style-complex="normal"/>
    </style:style>
    <style:style style:name="P34" style:family="paragraph" style:parent-style-name="Preformatted_20_Text">
      <style:text-properties style:text-underline-style="none" officeooo:rsid="0004fb4e" officeooo:paragraph-rsid="0004fb4e"/>
    </style:style>
    <style:style style:name="P35" style:family="paragraph" style:parent-style-name="Preformatted_20_Text">
      <style:text-properties style:text-underline-style="none" officeooo:rsid="0004fb4e" officeooo:paragraph-rsid="001c363f"/>
    </style:style>
    <style:style style:name="P36" style:family="paragraph" style:parent-style-name="Preformatted_20_Text">
      <style:paragraph-properties fo:text-align="start" style:justify-single-word="false"/>
      <style:text-properties fo:font-style="normal" style:text-underline-style="none" officeooo:rsid="001098b1" officeooo:paragraph-rsid="001098b1" style:font-style-asian="normal" style:font-style-complex="normal"/>
    </style:style>
    <style:style style:name="P37" style:family="paragraph" style:parent-style-name="Preformatted_20_Text">
      <style:text-properties officeooo:paragraph-rsid="0017c7ea"/>
    </style:style>
    <style:style style:name="P38" style:family="paragraph" style:parent-style-name="Preformatted_20_Text">
      <style:text-properties officeooo:paragraph-rsid="001c363f"/>
    </style:style>
    <style:style style:name="P39" style:family="paragraph" style:parent-style-name="Preformatted_20_Text">
      <style:text-properties officeooo:paragraph-rsid="00210694"/>
    </style:style>
    <style:style style:name="P40" style:family="paragraph" style:parent-style-name="Preformatted_20_Text">
      <style:paragraph-properties fo:margin-top="0cm" fo:margin-bottom="0.499cm" loext:contextual-spacing="false"/>
    </style:style>
    <style:style style:name="P41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tyle="normal" style:text-underline-style="none" officeooo:rsid="0017c7ea" officeooo:paragraph-rsid="0017c7ea" style:font-style-asian="normal" style:font-style-complex="normal"/>
    </style:style>
    <style:style style:name="P42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tyle="normal" style:text-underline-style="none" officeooo:rsid="00210694" officeooo:paragraph-rsid="00210694" style:font-style-asian="normal" style:font-style-complex="normal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paragraph-rsid="001c363f"/>
    </style:style>
    <style:style style:name="P44" style:family="paragraph" style:parent-style-name="Preformatted_20_Text">
      <style:paragraph-properties fo:margin-top="0cm" fo:margin-bottom="0.298cm" loext:contextual-spacing="false"/>
      <style:text-properties officeooo:paragraph-rsid="001098b1"/>
    </style:style>
    <style:style style:name="P45" style:family="paragraph" style:parent-style-name="Preformatted_20_Text">
      <style:paragraph-properties fo:margin-top="0cm" fo:margin-bottom="0.298cm" loext:contextual-spacing="false" fo:text-align="start" style:justify-single-word="false"/>
      <style:text-properties officeooo:paragraph-rsid="001098b1"/>
    </style:style>
    <style:style style:name="P46" style:family="paragraph" style:parent-style-name="Standard">
      <style:paragraph-properties fo:text-align="start" style:justify-single-word="false">
        <style:tab-stops>
          <style:tab-stop style:position="1.984cm"/>
        </style:tab-stops>
      </style:paragraph-properties>
      <style:text-properties fo:font-style="normal" style:text-underline-style="none" officeooo:rsid="00270798" officeooo:paragraph-rsid="00270798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822e1"/>
    </style:style>
    <style:style style:name="T3" style:family="text">
      <style:text-properties style:text-underline-style="solid" style:text-underline-width="auto" style:text-underline-color="font-color" officeooo:rsid="0004fb4e"/>
    </style:style>
    <style:style style:name="T4" style:family="text">
      <style:text-properties style:text-underline-style="none" officeooo:rsid="000822e1"/>
    </style:style>
    <style:style style:name="T5" style:family="text">
      <style:text-properties fo:font-style="normal" style:text-underline-style="none" officeooo:rsid="000aced6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0822e1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officeooo:rsid="000aced6" style:font-style-asian="normal" style:font-style-complex="normal"/>
    </style:style>
    <style:style style:name="T8" style:family="text">
      <style:text-properties officeooo:rsid="000d329d"/>
    </style:style>
    <style:style style:name="T9" style:family="text">
      <style:text-properties officeooo:rsid="001098b1"/>
    </style:style>
    <style:style style:name="T10" style:family="text">
      <style:text-properties officeooo:rsid="001b22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sk 1 :</text:p>
      <text:p text:style-name="P3"/>
      <text:p text:style-name="P34">Given a list, find their mean and variance.</text:p>
      <text:p text:style-name="Preformatted_20_Text"/>
      <text:p text:style-name="P40">var list = [1,2,3,4]</text:p>
      <text:p text:style-name="P3">Answer :</text:p>
      <text:p text:style-name="P1"><text:line-break/>var list = [1,2,3,4];</text:p>
      <text:p text:style-name="P1">var total=0;</text:p>
      <text:p text:style-name="P1">var temp=0;</text:p>
      <text:p text:style-name="P1">for(var i=0;i&lt;list.length;i++)</text:p>
      <text:p text:style-name="P1">total=total+list[i];</text:p>
      <text:p text:style-name="P1">var mean=total/list.length;</text:p>
      <text:p text:style-name="P1">console.log("Mean : "+mean);</text:p>
      <text:p text:style-name="P1">for(var i=0;i&lt;list.length;i++)</text:p>
      <text:p text:style-name="P1">{</text:p>
      <text:p text:style-name="P1"><text:tab/>temp=<text:span text:style-name="T10">temp+</text:span>(list[i]-mean)*(list[i]-mean);</text:p>
      <text:p text:style-name="P1">}</text:p>
      <text:p text:style-name="P2">console.log("Varience : "+temp/(list.length-1));</text:p>
      <text:p text:style-name="P2"/>
      <text:p text:style-name="P2"/>
      <text:p text:style-name="P2"/>
      <text:p text:style-name="P2"/>
      <text:p text:style-name="P26">var list = [1,2,3,4,5];</text:p>
      <text:p text:style-name="P26">var mean=(list.reduce((a,b)=&gt;a+b))/list.length;</text:p>
      <text:p text:style-name="P26">console.log("Mean : "+mean);</text:p>
      <text:p text:style-name="P26"/>
      <text:p text:style-name="P26">console.log("Varience : "+(list.reduce(function(acc,curVal,curIndex,array){</text:p>
      <text:p text:style-name="P26"><text:tab/>return(acc+=(curVal-mean)*(curVal-mean));</text:p>
      <text:p text:style-name="P26"/>
      <text:p text:style-name="P26">}))/(list.length-1));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2">Task 2 :<text:line-break/><text:line-break/></text:span>const transactions = [</text:p>
      <text:p text:style-name="Preformatted_20_Text"><text:s text:c="8"/>{ desc: 'ATM near Banashankari 2nd stage', amount: 1000, type: 'cr', date: '31-jan-2017' },</text:p>
      <text:p text:style-name="Preformatted_20_Text"><text:s text:c="8"/>{ desc: 'IMPS transfer to xyz', amount: 2000, type: 'dr', date: '31-jan-2017' },</text:p>
      <text:p text:style-name="Preformatted_20_Text"><text:s text:c="8"/>{ desc: 'Payment made at X-Restaurant', amount: 2500, type: 'dr', date: '30-jan-2017' },</text:p>
      <text:p text:style-name="Preformatted_20_Text"><text:s text:c="8"/>{ desc: 'ATM near Banashankari 2nd stage', amount: 2000, type: 'cr', date: '31-jan-2017' },</text:p>
      <text:p text:style-name="Preformatted_20_Text"><text:s text:c="8"/>{ desc: 'Payment made at Movies', amount: 1400, type: 'dr', date: '31-jan-2017' },</text:p>
      <text:p text:style-name="Preformatted_20_Text"><text:s text:c="8"/>{ desc: 'Payment made at X-Restaurant', amount: 1600, type: 'dr', date: '23-jan-2017' },</text:p>
      <text:p text:style-name="Preformatted_20_Text"><text:s text:c="8"/>{ desc: 'ATM near Banashankari 2nd stage', amount: 1200, type: 'cr', date: '30-jan-2017' },</text:p>
      <text:p text:style-name="Preformatted_20_Text"><text:s text:c="8"/>{ desc: 'IMPS transfer', amount: 3000, type: 'dr', date: '30-jan-2017' },</text:p>
      <text:p text:style-name="Preformatted_20_Text"><text:s text:c="8"/>{ desc: 'ATM near Banashankari 2nd stage', amount: 6000, type: 'cr', date: '28-jan-2017' },</text:p>
      <text:p text:style-name="Preformatted_20_Text">]</text:p>
      <text:p text:style-name="Preformatted_20_Text"/>
      <text:p text:style-name="Preformatted_20_Text">q1. get all descriptions from the array.</text:p>
      <text:p text:style-name="P40">q2. filter all the transactions of type credit made on 31-jan-2017</text:p>
      <text:p text:style-name="P5">Answer : <text:line-break/></text:p>
      <text:p text:style-name="P13">const transactions = [</text:p>
      <text:p text:style-name="P13"><text:s text:c="8"/>{ desc: 'ATM near Banashankari 2nd stage', amount: 1000, type: 'cr', date: '31-jan-2017' },</text:p>
      <text:p text:style-name="P13"><text:s text:c="8"/>{ desc: 'IMPS transfer to xyz', amount: 2000, type: 'dr', date: '31-jan-2017' },</text:p>
      <text:p text:style-name="P13"><text:s text:c="8"/>{ desc: 'Payment made at X-Restaurant', amount: 2500, type: 'dr', date: '30-jan-2017' },</text:p>
      <text:p text:style-name="P13"><text:s text:c="8"/>{ desc: 'ATM near Banashankari 2nd stage', amount: 2000, type: 'cr', date: '31-jan-2017' },</text:p>
      <text:p text:style-name="P13"><text:s text:c="8"/>{ desc: 'Payment made at Movies', amount: 1400, type: 'dr', date: '31-jan-2017' },</text:p>
      <text:p text:style-name="P13"><text:s text:c="8"/>{ desc: 'Payment made at X-Restaurant', amount: 1600, type: 'dr', date: '23-jan-2017' },</text:p>
      <text:p text:style-name="P13"><text:s text:c="8"/>{ desc: 'ATM near Banashankari 2nd stage', amount: 1200, type: 'cr', date: '30-jan-2017' },</text:p>
      <text:p text:style-name="P13"><text:s text:c="8"/>{ desc: 'IMPS transfer', amount: 3000, type: 'dr', date: '30-jan-2017' },</text:p>
      <text:p text:style-name="P13"><text:s text:c="8"/>{ desc: 'ATM near Banashankari 2nd stage', amount: 6000, type: 'cr', date: '28-jan-2017' },</text:p>
      <text:p text:style-name="P13">];</text:p>
      <text:p text:style-name="P13">console.log("All Transactions : ")</text:p>
      <text:p text:style-name="P13">for(var i=0;i&lt;transactions.length;i++)</text:p>
      <text:p text:style-name="P13">{</text:p>
      <text:p text:style-name="P13">console.log(transactions[i].desc);</text:p>
      <text:p text:style-name="P13">}</text:p>
      <text:p text:style-name="P13"/>
      <text:p text:style-name="P13">console.log("Filtered Transactions made on 31-jan-2017: ")</text:p>
      <text:p text:style-name="P13">for(var i=0;i&lt;transactions.length;i++)</text:p>
      <text:p text:style-name="P13">{</text:p>
      <text:p text:style-name="P13">if(transactions[i].type=='cr' &amp;&amp; transactions[i].date=='31-jan-2017')</text:p>
      <text:p text:style-name="P13">console.log(transactions[i].desc);</text:p>
      <text:p text:style-name="P14">}<text:line-break/></text:p>
      <text:p text:style-name="P14"/>
      <text:p text:style-name="P14"/>
      <text:p text:style-name="P8"><text:span text:style-name="T5"><text:line-break/><text:line-break/></text:span><text:soft-page-break/><text:span text:style-name="T6">Task </text:span><text:span text:style-name="T7">3 </text:span><text:span text:style-name="T6">:<text:line-break/><text:line-break/></text:span><text:span text:style-name="T4">Given the array of object sort by name and the value that are checked</text:span></text:p>
      <text:p text:style-name="Preformatted_20_Text">ip: [ { title: "A", checked: false },</text:p>
      <text:p text:style-name="Preformatted_20_Text"><text:s text:c="2"/>{ title: "B", checked: true },</text:p>
      <text:p text:style-name="Preformatted_20_Text"><text:s text:c="2"/>{ title: "C", checked: false },</text:p>
      <text:p text:style-name="Preformatted_20_Text"><text:s text:c="2"/>{ title: "D", checked: true },</text:p>
      <text:p text:style-name="Preformatted_20_Text"><text:s text:c="2"/>{ title: "E", checked: false },</text:p>
      <text:p text:style-name="Preformatted_20_Text"><text:s text:c="2"/>{ title: "F", checked: true } ]</text:p>
      <text:p text:style-name="Preformatted_20_Text"/>
      <text:p text:style-name="Preformatted_20_Text">op: [ { title: "B", checked: true },</text:p>
      <text:p text:style-name="Preformatted_20_Text"><text:s text:c="2"/>{ title: "D", checked: true },</text:p>
      <text:p text:style-name="Preformatted_20_Text"><text:s text:c="2"/>{ title: "F", checked: true },</text:p>
      <text:p text:style-name="Preformatted_20_Text"><text:s text:c="2"/>{ title: "A", checked: false },</text:p>
      <text:p text:style-name="Preformatted_20_Text"><text:s text:c="2"/>{ title: "C", checked: false },</text:p>
      <text:p text:style-name="P40"><text:s text:c="2"/>{ title: "E", checked: false } ]</text:p>
      <text:p text:style-name="P15"><text:span text:style-name="T2">A</text:span><text:span text:style-name="T1">nswer :</text:span> </text:p>
      <text:p text:style-name="P11"/>
      <text:p text:style-name="P19">var items=[ { title: "A", checked: false },<text:line-break/> <text:s/>{ title: "B", checked: true },</text:p>
      <text:p text:style-name="P20"><text:s text:c="2"/>{ title: "C", checked: false },</text:p>
      <text:p text:style-name="P20"><text:s text:c="2"/>{ title: "D", checked: true },</text:p>
      <text:p text:style-name="P20"><text:s text:c="2"/>{ title: "E", checked: false },</text:p>
      <text:p text:style-name="P20"><text:s text:c="2"/>{ title: "F", checked: true } ];</text:p>
      <text:p text:style-name="P20">items.sort(function(t1,t2){</text:p>
      <text:p text:style-name="P20">if(t1.checked&gt;t2.checked)</text:p>
      <text:p text:style-name="P20">return -1;</text:p>
      <text:p text:style-name="P20">if(t1.checked&lt;t2.checked)</text:p>
      <text:p text:style-name="P20">return 1;</text:p>
      <text:p text:style-name="P20">return 0;</text:p>
      <text:p text:style-name="P20">});</text:p>
      <text:p text:style-name="P16"><text:span text:style-name="T8">console.log(items);</text:span><text:line-break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Task 4 : </text:p>
      <text:p text:style-name="P10"/>
      <text:p text:style-name="P36">Question : Find the max vector in a given quadrant.</text:p>
      <text:p text:style-name="Preformatted_20_Text"/>
      <text:p text:style-name="P44">var points = [</text:p>
      <text:p text:style-name="P44">{x: 1, y: 1 },</text:p>
      <text:p text:style-name="P45">{x: -1, y: 1 }, </text:p>
      <text:p text:style-name="P45">{x: -1, y: -1 },</text:p>
      <text:p text:style-name="P45">{x: 1, y: -1 },</text:p>
      <text:p text:style-name="P45">{x: 2, y: 2 }, </text:p>
      <text:p text:style-name="P45">{x: -1, y: 2 }, </text:p>
      <text:p text:style-name="P45">{x: -1, y: -2 },</text:p>
      <text:p text:style-name="P45">{x: 1, y: -2 },</text:p>
      <text:p text:style-name="P45"><text:span text:style-name="T9">{</text:span>x: 1, y: 6 }, </text:p>
      <text:p text:style-name="P45">{x: -1, y: 4 }, </text:p>
      <text:p text:style-name="P45">{x: -3, y: -1 },</text:p>
      <text:p text:style-name="P45">{x: 1, y: -1 }, </text:p>
      <text:p text:style-name="P45">{x: 10, y: 1 }, </text:p>
      <text:p text:style-name="P45">{x: -1, y: 11 }, </text:p>
      <text:p text:style-name="P45">{x: -1, y: -1 }, </text:p>
      <text:p text:style-name="P45">{x: 1, y: -1 } ]</text:p>
      <text:p text:style-name="P10"/>
      <text:p text:style-name="P17"><text:span text:style-name="T1">Answer :</text:span> <text:line-break/></text:p>
      <text:p text:style-name="P18">var points = [{x: 1, y: 1 }, {x: -1, y: 1 }, {x: -1, y: -1 }, {x: 1, y: -1 }, {x: 2, y: 2 }, {x: -1, y: 2 }, {x: -1, y: -2 }, {x: 1, y: -2 }, {x: 1, y: 6 }, {x: -1, y: 4 }, {x: -3, y: -1 }, {x: 1, y: -1 }, {x: 10, y: 1 }, {x: -1, y: 11 }, {x: -1, y: -1 }, {x: 1, y: -1 } ];</text:p>
      <text:p text:style-name="P18"/>
      <text:p text:style-name="P18">var length=0;</text:p>
      <text:p text:style-name="P18">var maxLen=0;</text:p>
      <text:p text:style-name="P18">var maxLenObj={};</text:p>
      <text:p text:style-name="P18">for(var i=0;i&lt;points.length;i++)</text:p>
      <text:p text:style-name="P18">{</text:p>
      <text:p text:style-name="P18"><text:tab/>var x1=0,y1=0,x2=points[i].x,y2=points[i].y;</text:p>
      <text:p text:style-name="P18"><text:tab/>length=Math.sqrt(((x2-x1)*(x2-x1))+((y2-y1)*(y2-y1)));</text:p>
      <text:p text:style-name="P18">if(length&gt;maxLen){</text:p>
      <text:p text:style-name="P18">maxLen=length;</text:p>
      <text:p text:style-name="P18">maxLenObj=points[i];</text:p>
      <text:p text:style-name="P18">}</text:p>
      <text:p text:style-name="P18">console.log("("+points[i].x+","+points[i].y+") : "+length);</text:p>
      <text:p text:style-name="P18"/>
      <text:p text:style-name="P18">}</text:p>
      <text:p text:style-name="P18">console.log("Max Vector is : ");</text:p>
      <text:p text:style-name="P18"/>
      <text:p text:style-name="P18">console.log("("+maxLenObj.x+","+maxLenObj.y+") : "+maxLen);</text:p>
      <text:p text:style-name="P18"><text:soft-page-break/></text:p>
      <text:p text:style-name="P33">By Using array inbuilt functions</text:p>
      <text:p text:style-name="P33"/>
      <text:p text:style-name="P4">Task 1 :</text:p>
      <text:p text:style-name="P4"/>
      <text:p text:style-name="P35">Given a list, find their mean and variance.</text:p>
      <text:p text:style-name="P38"/>
      <text:p text:style-name="P43">var list = [1,2,3,4]</text:p>
      <text:p text:style-name="P12">Answer :</text:p>
      <text:p text:style-name="P12"/>
      <text:p text:style-name="P31">var list = [1,2,3,4,5];</text:p>
      <text:p text:style-name="P31">var temp=0;</text:p>
      <text:p text:style-name="P31">var temp2=0;</text:p>
      <text:p text:style-name="P31">var mean=(list.reduce((a,b)=&gt;a+b))/list.length;</text:p>
      <text:p text:style-name="P31">console.log("Mean : "+mean);</text:p>
      <text:p text:style-name="P31">list.forEach(function(ele){</text:p>
      <text:p text:style-name="P31"><text:tab/>temp+=(ele-mean)*(ele-mean);</text:p>
      <text:p text:style-name="P31">});</text:p>
      <text:p text:style-name="P31">console.log("Varience : "+temp/(list.length-1));</text:p>
      <text:p text:style-name="P31">temp=0;</text:p>
      <text:p text:style-name="P31">temp2=list.reduce((a,c,i,l)=&gt;a+((c-mean)**2), 0);</text:p>
      <text:p text:style-name="P31">console.log("Varience : "+temp2/(list.length-1));</text:p>
      <text:p text:style-name="P3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1"/>
      <text:p text:style-name="P7"><text:span text:style-name="T2">Task 2 :<text:line-break/><text:line-break/></text:span>const transactions = [</text:p>
      <text:p text:style-name="P37"><text:s text:c="8"/>{ desc: 'ATM near Banashankari 2nd stage', amount: 1000, type: 'cr', date: '31-jan-2017' },</text:p>
      <text:p text:style-name="P37"><text:s text:c="8"/>{ desc: 'IMPS transfer to xyz', amount: 2000, type: 'dr', date: '31-jan-2017' },</text:p>
      <text:p text:style-name="P37"><text:s text:c="8"/>{ desc: 'Payment made at X-Restaurant', amount: 2500, type: 'dr', date: '30-jan-2017' },</text:p>
      <text:p text:style-name="P37"><text:s text:c="8"/>{ desc: 'ATM near Banashankari 2nd stage', amount: 2000, type: 'cr', date: '31-jan-2017' },</text:p>
      <text:p text:style-name="P37"><text:s text:c="8"/>{ desc: 'Payment made at Movies', amount: 1400, type: 'dr', date: '31-jan-2017' },</text:p>
      <text:p text:style-name="P37"><text:s text:c="8"/>{ desc: 'Payment made at X-Restaurant', amount: 1600, type: 'dr', date: '23-jan-2017' },</text:p>
      <text:p text:style-name="P37"><text:s text:c="8"/>{ desc: 'ATM near Banashankari 2nd stage', amount: 1200, type: 'cr', date: '30-jan-2017' },</text:p>
      <text:p text:style-name="P37"><text:s text:c="8"/>{ desc: 'IMPS transfer', amount: 3000, type: 'dr', date: '30-jan-2017' },</text:p>
      <text:p text:style-name="P37"><text:s text:c="8"/>{ desc: 'ATM near Banashankari 2nd stage', amount: 6000, type: 'cr', date: '28-jan-2017' },</text:p>
      <text:p text:style-name="P37">]</text:p>
      <text:p text:style-name="P37"/>
      <text:p text:style-name="P37">q1. get all descriptions from the array.</text:p>
      <text:p text:style-name="P41">q2. filter all the transactions of type credit made on 31-jan-2017</text:p>
      <text:p text:style-name="P21"/>
      <text:p text:style-name="P22"><text:span text:style-name="T3">Answer :</text:span><text:line-break/>var transactions = [</text:p>
      <text:p text:style-name="P21"><text:s text:c="8"/>{ desc: 'ATM near Banashankari 2nd stage', amount: 1000, type: 'cr', date: '31-jan-2017' },</text:p>
      <text:p text:style-name="P21"><text:s text:c="8"/>{ desc: 'IMPS transfer to xyz', amount: 2000, type: 'dr', date: '31-jan-2017' },</text:p>
      <text:p text:style-name="P21"><text:s text:c="8"/>{ desc: 'Payment made at X-Restaurant', amount: 2500, type: 'dr', date: '30-jan-2017' },</text:p>
      <text:p text:style-name="P21"><text:s text:c="8"/>{ desc: 'ATM near Banashankari 2nd stage', amount: 2000, type: 'cr', date: '31-jan-2017' },</text:p>
      <text:p text:style-name="P21"><text:s text:c="8"/>{ desc: 'Payment made at Movies', amount: 1400, type: 'dr', date: '31-jan-2017' },</text:p>
      <text:p text:style-name="P21"><text:s text:c="8"/>{ desc: 'Payment made at X-Restaurant', amount: 1600, type: 'dr', date: '23-jan-2017' },</text:p>
      <text:p text:style-name="P21"><text:s text:c="8"/>{ desc: 'ATM near Banashankari 2nd stage', amount: 1200, type: 'cr', date: '30-jan-2017' },</text:p>
      <text:p text:style-name="P21"><text:s text:c="8"/>{ desc: 'IMPS transfer', amount: 3000, type: 'dr', date: '30-jan-2017' },</text:p>
      <text:p text:style-name="P21"><text:s text:c="8"/>{ desc: 'ATM near Banashankari 2nd stage', amount: 6000, type: 'cr', date: '28-jan-2017' },</text:p>
      <text:p text:style-name="P21">];</text:p>
      <text:p text:style-name="P23">console.log(transactions.map(obj =&gt; obj.desc));</text:p>
      <text:p text:style-name="P24">console.log(transactions.filter(obj1=&gt;(obj1.type=='cr' &amp;&amp; obj1.date=='31-jan-2017')));<text:line-break/><text:line-break/><text:line-break/><text:line-break/><text:line-break/><text:line-break/><text:line-break/><text:line-break/><text:line-break/><text:line-break/></text:p>
      <text:p text:style-name="P24"/>
      <text:p text:style-name="P24"/>
      <text:p text:style-name="P24"><text:soft-page-break/></text:p>
      <text:p text:style-name="P24"><text:line-break/></text:p>
      <text:p text:style-name="P27"/>
      <text:p text:style-name="P9"><text:span text:style-name="T6">Task </text:span><text:span text:style-name="T7">3 </text:span><text:span text:style-name="T6">:<text:line-break/><text:line-break/></text:span><text:span text:style-name="T4">Given the array of object sort by name and the value that are checked</text:span></text:p>
      <text:p text:style-name="P39">ip: [ { title: "A", checked: false },</text:p>
      <text:p text:style-name="P39"><text:s text:c="2"/>{ title: "B", checked: true },</text:p>
      <text:p text:style-name="P39"><text:s text:c="2"/>{ title: "C", checked: false },</text:p>
      <text:p text:style-name="P39"><text:s text:c="2"/>{ title: "D", checked: true },</text:p>
      <text:p text:style-name="P39"><text:s text:c="2"/>{ title: "E", checked: false },</text:p>
      <text:p text:style-name="P39"><text:s text:c="2"/>{ title: "F", checked: true } ]</text:p>
      <text:p text:style-name="P39"/>
      <text:p text:style-name="P39">op: [ { title: "B", checked: true },</text:p>
      <text:p text:style-name="P39"><text:s text:c="2"/>{ title: "D", checked: true },</text:p>
      <text:p text:style-name="P39"><text:s text:c="2"/>{ title: "F", checked: true },</text:p>
      <text:p text:style-name="P39"><text:s text:c="2"/>{ title: "A", checked: false },</text:p>
      <text:p text:style-name="P39"><text:s text:c="2"/>{ title: "C", checked: false },</text:p>
      <text:p text:style-name="P42"><text:s text:c="2"/>{ title: "E", checked: false } ]</text:p>
      <text:p text:style-name="P27">Answer:</text:p>
      <text:p text:style-name="P27"/>
      <text:p text:style-name="P27"/>
      <text:p text:style-name="P30">function st({title,checked}){</text:p>
      <text:p text:style-name="P30"><text:tab/>return (checked ? 0 : 1)+title;</text:p>
      <text:p text:style-name="P30">}</text:p>
      <text:p text:style-name="P30">var items=[{ title: "C", checked: false },</text:p>
      <text:p text:style-name="P30">{ title: "F", checked: true },</text:p>
      <text:p text:style-name="P30">{ title: "A", checked: false },</text:p>
      <text:p text:style-name="P30">{ title: "B", checked: true },</text:p>
      <text:p text:style-name="P30">{ title: "E", checked: false },</text:p>
      <text:p text:style-name="P30">{ title: "D", checked: true }];</text:p>
      <text:p text:style-name="P30">items.sort(function(a,b)</text:p>
      <text:p text:style-name="P30">{</text:p>
      <text:p text:style-name="P30">return st(a).localeCompare(st(b))</text:p>
      <text:p text:style-name="P30">});</text:p>
      <text:p text:style-name="P27"/>
      <text:p text:style-name="P27"/>
      <text:p text:style-name="P27"/>
      <text:p text:style-name="P27">var items=[ </text:p>
      <text:p text:style-name="P27">{ title: "C", checked: false },</text:p>
      <text:p text:style-name="P28">{ title: "A", checked: false },</text:p>
      <text:p text:style-name="P28">{ title: "E", checked: false },</text:p>
      <text:p text:style-name="P27">{ title: "F", checked: true },</text:p>
      <text:p text:style-name="P27">{ title: "B", checked: true },</text:p>
      <text:p text:style-name="P27">{ title: "D", checked: true }];</text:p>
      <text:p text:style-name="P27">items.sort(function(t1,t2){</text:p>
      <text:p text:style-name="P27">if(t1.checked&gt;t2.checked)</text:p>
      <text:p text:style-name="P27">return -1;</text:p>
      <text:p text:style-name="P27">if(t1.checked&lt;t2.checked)</text:p>
      <text:p text:style-name="P27">return 1;</text:p>
      <text:p text:style-name="P27">else{</text:p>
      <text:p text:style-name="P27">if(t1.title&gt;t2.title)</text:p>
      <text:p text:style-name="P27">return 1;</text:p>
      <text:p text:style-name="P27"><text:soft-page-break/>if(t1.title&lt;t2.title)</text:p>
      <text:p text:style-name="P27">return -1;</text:p>
      <text:p text:style-name="P27">return 0;</text:p>
      <text:p text:style-name="P27">}</text:p>
      <text:p text:style-name="P27">});</text:p>
      <text:p text:style-name="P29">console.log(items);</text:p>
      <text:p text:style-name="P29"/>
      <text:p text:style-name="P29"/>
      <text:p text:style-name="P32">Task 4:</text:p>
      <text:p text:style-name="P46">var points = [{x: 1, y: 1 }, {x: -1, y: 1 }, {x: -1, y: -1 }, {x: 1, y: -1 }, {x: 2, y: 2 }, {x: -1, y: 2 }, {x: -1, y: -2 }, {x: 1, y: -2 }, {x: 1, y: 6 }, {x: -1, y: 4 }, {x: -3, y: -1 }, {x: 1, y: -1 }, {x: 10, y: 1 }, {x: -1, y: 11 }, {x: -1, y: -1 }, {x: 1, y: -1 } ];</text:p>
      <text:p text:style-name="P46"/>
      <text:p text:style-name="P46">var maxLen=0,Q1maxLen=0,Q2maxLen=0,Q3maxLen=0,Q4maxLen=0;</text:p>
      <text:p text:style-name="P46">var maxLenObj1={};</text:p>
      <text:p text:style-name="P46">var maxLenObj2={};</text:p>
      <text:p text:style-name="P46">var maxLenObj3={};</text:p>
      <text:p text:style-name="P46">var maxLenObj4={};</text:p>
      <text:p text:style-name="P46">var maxVecObj={};</text:p>
      <text:p text:style-name="P46"/>
      <text:p text:style-name="P46">function findLength(x1,y1,x2,y2)</text:p>
      <text:p text:style-name="P46">{</text:p>
      <text:p text:style-name="P46"><text:tab/>return Math.sqrt(((x2-x1)*(x2-x1))+((y2-y1)*(y2-y1)));</text:p>
      <text:p text:style-name="P46">}</text:p>
      <text:p text:style-name="P46"/>
      <text:p text:style-name="P46">for(var i=0;i&lt;points.length;i++)</text:p>
      <text:p text:style-name="P46">{</text:p>
      <text:p text:style-name="P46"><text:tab/>var x1=0,y1=0,x2=points[i].x,y2=points[i].y;</text:p>
      <text:p text:style-name="P46"><text:tab/></text:p>
      <text:p text:style-name="P46"/>
      <text:p text:style-name="P46"><text:tab/>if(points[i].x&gt;=0 &amp;&amp; points[i].y&gt;=0){</text:p>
      <text:p text:style-name="P46"><text:tab/><text:tab/>maxLen=findLength(x1,y1,x2,y2);</text:p>
      <text:p text:style-name="P46"><text:tab/><text:tab/>if(maxLen&gt;Q1maxLen)</text:p>
      <text:p text:style-name="P46"><text:s text:c="8"/>{</text:p>
      <text:p text:style-name="P46"><text:tab/><text:tab/><text:tab/>Q1maxLen=maxLen;</text:p>
      <text:p text:style-name="P46"><text:tab/><text:tab/><text:tab/>maxLenObj1=points[i];</text:p>
      <text:p text:style-name="P46"><text:tab/><text:tab/>}</text:p>
      <text:p text:style-name="P46"><text:s text:c="4"/>}</text:p>
      <text:p text:style-name="P46"/>
      <text:p text:style-name="P46"><text:tab/>if(points[i].x&gt;=0 &amp;&amp; points[i].y&lt;0){</text:p>
      <text:p text:style-name="P46"><text:tab/><text:tab/>maxLen=findLength(x1,y1,x2,y2);</text:p>
      <text:p text:style-name="P46"><text:tab/><text:tab/>if(maxLen&gt;Q2maxLen)</text:p>
      <text:p text:style-name="P46"><text:s text:c="8"/>{</text:p>
      <text:p text:style-name="P46"><text:tab/><text:tab/><text:tab/>Q2maxLen=maxLen;</text:p>
      <text:p text:style-name="P46"><text:tab/><text:tab/><text:tab/>maxLenObj2=points[i];</text:p>
      <text:p text:style-name="P46"><text:tab/><text:tab/>}</text:p>
      <text:p text:style-name="P46"><text:s text:c="4"/>}</text:p>
      <text:p text:style-name="P46"/>
      <text:p text:style-name="P46"><text:tab/>if(points[i].x&lt;0 &amp;&amp; points[i].y&lt;0){</text:p>
      <text:p text:style-name="P46"><text:tab/><text:tab/>maxLen=findLength(x1,y1,x2,y2);</text:p>
      <text:p text:style-name="P46"><text:tab/><text:tab/>if(maxLen&gt;Q3maxLen)</text:p>
      <text:p text:style-name="P46"><text:s text:c="8"/>{</text:p>
      <text:p text:style-name="P46"><text:soft-page-break/><text:tab/><text:tab/><text:tab/>Q3maxLen=maxLen;</text:p>
      <text:p text:style-name="P46"><text:tab/><text:tab/><text:tab/>maxLenObj3=points[i];</text:p>
      <text:p text:style-name="P46"><text:tab/><text:tab/>}</text:p>
      <text:p text:style-name="P46"/>
      <text:p text:style-name="P46"><text:s text:c="4"/>}</text:p>
      <text:p text:style-name="P46"><text:tab/>if(points[i].x&lt;0 &amp;&amp; points[i].y&gt;=0){</text:p>
      <text:p text:style-name="P46"><text:tab/><text:tab/>maxLen=findLength(x1,y1,x2,y2);</text:p>
      <text:p text:style-name="P46"><text:tab/><text:tab/>if(maxLen&gt;Q4maxLen)</text:p>
      <text:p text:style-name="P46"><text:s text:c="8"/>{</text:p>
      <text:p text:style-name="P46"><text:tab/><text:tab/><text:tab/>Q4maxLen=maxLen;</text:p>
      <text:p text:style-name="P46"><text:tab/><text:tab/><text:tab/>maxLenObj4=points[i];</text:p>
      <text:p text:style-name="P46"><text:tab/><text:tab/>}</text:p>
      <text:p text:style-name="P46"><text:s text:c="4"/>}</text:p>
      <text:p text:style-name="P46"/>
      <text:p text:style-name="P46"/>
      <text:p text:style-name="P46">console.log("("+points[i].x+","+points[i].y+") : "+maxLen);</text:p>
      <text:p text:style-name="P46">maxLen=0;</text:p>
      <text:p text:style-name="P46">}</text:p>
      <text:p text:style-name="P46">console.log("Max Vector in Q1 : "+"("+maxLenObj1.x+","+maxLenObj1.y+") : "+Q1maxLen);</text:p>
      <text:p text:style-name="P46">console.log("Max Vector in Q2 : "+"("+maxLenObj2.x+","+maxLenObj2.y+") : "+Q2maxLen);</text:p>
      <text:p text:style-name="P46">console.log("Max Vector in Q3 : "+"("+maxLenObj3.x+","+maxLenObj3.y+") : "+Q3maxLen);</text:p>
      <text:p text:style-name="P46">console.log("Max Vector in Q4 : "+"("+maxLenObj4.x+","+maxLenObj4.y+") : "+Q4maxLen);</text:p>
      <text:p text:style-name="P46"/>
      <text:p text:style-name="P46">maxVecObj["Q1"]="("+maxLenObj1.x+","+maxLenObj1.y+")"+Q1maxLen;</text:p>
      <text:p text:style-name="P46">maxVecObj["Q2"]="("+maxLenObj2.x+","+maxLenObj2.y+")"+Q2maxLen;</text:p>
      <text:p text:style-name="P46">maxVecObj["Q3"]="("+maxLenObj3.x+","+maxLenObj3.y+")"+Q3maxLen;</text:p>
      <text:p text:style-name="P46">maxVecObj["Q4"]="("+maxLenObj4.x+","+maxLenObj4.y+")"+Q4maxLen;</text:p>
      <text:p text:style-name="P46">console.log(maxVecObj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02:54.720049285</meta:creation-date>
    <dc:date>2019-03-08T12:36:24.348144131</dc:date>
    <meta:editing-duration>P1DT3H14M26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9" meta:paragraph-count="274" meta:word-count="1427" meta:character-count="10108" meta:non-whitespace-character-count="8467"/>
  </office:meta>
</office:document-meta>
</file>